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905cm" svg:x="1.254cm" svg:y="8.493cm">
          <text:p text:style-name="P1"><text:span text:style-name="T1">MoveIt! </text:span></text:p>
          <text:p text:style-name="P1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26cm" svg:height="1.905cm" svg:x="4.683cm" svg:y="8.493cm">
          <text:p text:style-name="P2">Boiler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826cm" svg:height="1.905cm" svg:x="10.603cm" svg:y="5.993cm">
          <text:p text:style-name="P1"><text:span text:style-name="T1">Execution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4.826cm" svg:height="1.905cm" svg:x="10.603cm" svg:y="8.406cm">
          <text:p text:style-name="P1"><text:span text:style-name="T1">Planning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4.826cm" svg:height="1.905cm" svg:x="10.603cm" svg:y="10.946cm">
          <text:p text:style-name="P1"><text:span text:style-name="T1">Remot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4.826cm" svg:height="1.905cm" svg:x="10.603cm" svg:y="13.659cm">
          <text:p text:style-name="P1"><text:span text:style-name="T1">Trajectory 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7" draw:id="id17" draw:layer="layout" svg:width="4.826cm" svg:height="1.905cm" svg:x="10.603cm" svg:y="3.453cm">
          <text:p text:style-name="P1"><text:span text:style-name="T1">Planning Scene </text:span></text:p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26cm" svg:height="1.905cm" svg:x="10.603cm" svg:y="1.167cm">
          <text:p text:style-name="P1"><text:span text:style-name="T1">Robot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191cm" svg:height="0.762cm" svg:x="22.59cm" svg:y="18.399cm">
          <text:p text:style-name="P3"><text:span text:style-name="T2">Default MoveIt! Pack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191cm" svg:height="0.762cm" svg:x="22.59cm" svg:y="19.415cm">
          <text:p text:style-name="P3"><text:span text:style-name="T2">Custom Interfa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191cm" svg:height="0.762cm" svg:x="18.145cm" svg:y="19.415cm">
          <text:p text:style-name="P3"><text:span text:style-name="T2">User C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6.223cm" svg:height="0.889cm" svg:x="16.391cm" svg:y="5.539cm">
          <text:p text:style-name="P4"><text:span text:style-name="T3">Trajectory Execution 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6.223cm" svg:height="0.889cm" svg:x="16.391cm" svg:y="6.555cm">
          <text:p text:style-name="P4"><text:span text:style-name="T3">Joint Trajectory 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6.223cm" svg:height="0.889cm" svg:x="16.391cm" svg:y="7.571cm">
          <text:p text:style-name="P4"><text:span text:style-name="T3">Cartesian Trajectory Publish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391cm" svg:y1="6.999cm" svg:x2="15.429cm" svg:y2="6.945cm" draw:start-shape="id1" draw:start-glue-point="3" draw:end-shape="id2" draw:end-glue-point="1" svg:d="M16391 6999l-962-54" svg:viewBox="0 0 963 55">
          <text:p/>
        </draw:connector>
        <draw:connector draw:style-name="gr6" draw:text-style-name="P5" draw:layer="layout" draw:type="line" svg:x1="16.391cm" svg:y1="5.983cm" svg:x2="15.429cm" svg:y2="6.945cm" draw:start-shape="id3" draw:start-glue-point="3" draw:end-shape="id2" draw:end-glue-point="1" svg:d="M16391 5983l-962 962" svg:viewBox="0 0 963 963">
          <text:p/>
        </draw:connector>
        <draw:connector draw:style-name="gr6" draw:text-style-name="P5" draw:layer="layout" draw:type="line" svg:x1="16.391cm" svg:y1="8.015cm" svg:x2="15.429cm" svg:y2="6.945cm" draw:start-shape="id4" draw:start-glue-point="3" draw:end-shape="id2" draw:end-glue-point="1" svg:d="M16391 8015l-962-1070" svg:viewBox="0 0 963 1071">
          <text:p/>
        </draw:connector>
        <draw:custom-shape draw:style-name="gr5" draw:text-style-name="P3" draw:layer="layout" svg:width="4.191cm" svg:height="0.762cm" svg:x="18.145cm" svg:y="18.399cm">
          <text:p text:style-name="P3"><text:span text:style-name="T2">Standard ROS Com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6.223cm" svg:height="0.889cm" svg:x="16.391cm" svg:y="8.914cm">
          <text:p text:style-name="P4"><text:span text:style-name="T3">Planning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391cm" svg:y1="9.358cm" svg:x2="15.429cm" svg:y2="9.358cm" draw:start-shape="id5" draw:start-glue-point="3" draw:end-shape="id6" draw:end-glue-point="1" svg:d="M16391 9358h-962" svg:viewBox="0 0 963 1">
          <text:p/>
        </draw:connector>
        <draw:custom-shape draw:style-name="gr5" draw:text-style-name="P4" xml:id="id7" draw:id="id7" draw:layer="layout" svg:width="6.223cm" svg:height="0.889cm" svg:x="16.391cm" svg:y="11.473cm">
          <text:p text:style-name="P4"><text:span text:style-name="T3">/joy Subscrib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9" draw:id="id9" draw:layer="layout" svg:width="6.223cm" svg:height="0.889cm" svg:x="16.391cm" svg:y="12.489cm">
          <text:p text:style-name="P4"><text:span text:style-name="T3">Interactive Markers 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391cm" svg:y1="11.917cm" svg:x2="15.429cm" svg:y2="11.898cm" draw:start-shape="id7" draw:start-glue-point="3" draw:end-shape="id8" draw:end-glue-point="1" svg:d="M16391 11917l-962-19" svg:viewBox="0 0 963 20">
          <text:p/>
        </draw:connector>
        <draw:connector draw:style-name="gr6" draw:text-style-name="P5" draw:layer="layout" draw:type="line" svg:x1="16.391cm" svg:y1="12.933cm" svg:x2="15.429cm" svg:y2="11.898cm" draw:start-shape="id9" draw:start-glue-point="3" draw:end-shape="id8" svg:d="M16391 12933l-962-1035" svg:viewBox="0 0 963 1036">
          <text:p/>
        </draw:connector>
        <draw:custom-shape draw:style-name="gr2" draw:text-style-name="P4" xml:id="id10" draw:id="id10" draw:layer="layout" svg:width="6.223cm" svg:height="0.889cm" svg:x="16.391cm" svg:y="13.667cm">
          <text:p text:style-name="P4"><text:span text:style-name="T3">Joint Trajectory CSV Fi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391cm" svg:y1="14.111cm" svg:x2="15.429cm" svg:y2="14.611cm" draw:start-shape="id10" draw:start-glue-point="3" draw:end-shape="id11" draw:end-glue-point="1" svg:d="M16391 14111l-962 500" svg:viewBox="0 0 963 501">
          <text:p/>
        </draw:connector>
        <draw:custom-shape draw:style-name="gr2" draw:text-style-name="P4" xml:id="id12" draw:id="id12" draw:layer="layout" svg:width="6.223cm" svg:height="0.889cm" svg:x="16.391cm" svg:y="14.767cm">
          <text:p text:style-name="P4"><text:span text:style-name="T3">Cartesian Way-point CSV Fi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391cm" svg:y1="15.211cm" svg:x2="15.429cm" svg:y2="14.611cm" draw:start-shape="id12" draw:start-glue-point="3" draw:end-shape="id11" draw:end-glue-point="1" svg:d="M16391 15211l-962-600" svg:viewBox="0 0 963 601">
          <text:p/>
        </draw:connector>
        <draw:custom-shape draw:style-name="gr3" draw:text-style-name="P1" xml:id="id14" draw:id="id14" draw:layer="layout" svg:width="4.826cm" svg:height="1.905cm" svg:x="10.603cm" svg:y="15.959cm">
          <text:p text:style-name="P1"><text:span text:style-name="T1">Visual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3" draw:id="id13" draw:layer="layout" svg:width="6.223cm" svg:height="0.889cm" svg:x="16.391cm" svg:y="16.41cm">
          <text:p text:style-name="P4"><text:span text:style-name="T3">Rviz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391cm" svg:y1="16.854cm" svg:x2="15.429cm" svg:y2="16.911cm" draw:start-shape="id13" draw:start-glue-point="3" draw:end-shape="id14" draw:end-glue-point="1" svg:d="M16391 16854l-962 57" svg:viewBox="0 0 963 58">
          <text:p/>
        </draw:connector>
        <draw:custom-shape draw:style-name="gr5" draw:text-style-name="P4" xml:id="id15" draw:id="id15" draw:layer="layout" svg:width="6.223cm" svg:height="0.889cm" svg:x="16.391cm" svg:y="10.373cm">
          <text:p text:style-name="P4"><text:span text:style-name="T3">Rviz GU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391cm" svg:y1="10.817cm" svg:x2="15.429cm" svg:y2="11.898cm" draw:start-shape="id15" draw:start-glue-point="3" draw:end-shape="id8" draw:end-glue-point="1" svg:d="M16391 10817l-962 1081" svg:viewBox="0 0 963 1082">
          <text:p/>
        </draw:connector>
        <draw:frame draw:style-name="gr7" draw:text-style-name="P6" draw:layer="layout" svg:width="6.111cm" svg:height="1.758cm" svg:x="1.254cm" svg:y="1.381cm">
          <draw:text-box>
            <text:p text:style-name="P6">moveit_boilerplate</text:p>
            <text:p text:style-name="P6"><text:span text:style-name="T4">Dave Coleman</text:span></text:p>
            <text:p text:style-name="P6"><text:span text:style-name="T4">4 Nov 2015</text:span></text:p>
          </draw:text-box>
        </draw:frame>
        <draw:custom-shape draw:style-name="gr4" draw:text-style-name="P4" xml:id="id18" draw:id="id18" draw:layer="layout" svg:width="6.223cm" svg:height="0.889cm" svg:x="16.391cm" svg:y="3.339cm">
          <text:p text:style-name="P4"><text:span text:style-name="T3">Planning Sc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6" draw:id="id16" draw:layer="layout" svg:width="6.223cm" svg:height="0.889cm" svg:x="16.391cm" svg:y="4.373cm">
          <text:p text:style-name="P4"><text:span text:style-name="T3">/joint_states Subscrib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391cm" svg:y1="4.817cm" svg:x2="15.429cm" svg:y2="4.405cm" draw:start-shape="id16" draw:start-glue-point="3" draw:end-shape="id17" draw:end-glue-point="1" svg:d="M16391 4817l-962-412" svg:viewBox="0 0 963 413">
          <text:p/>
        </draw:connector>
        <draw:connector draw:style-name="gr6" draw:text-style-name="P5" draw:layer="layout" draw:type="line" svg:x1="16.391cm" svg:y1="3.783cm" svg:x2="15.429cm" svg:y2="4.405cm" draw:start-shape="id18" draw:start-glue-point="3" draw:end-shape="id17" draw:end-glue-point="1" svg:d="M16391 3783l-962 622" svg:viewBox="0 0 963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4:38:20.543543659</meta:creation-date>
    <dc:date>2015-11-04T14:57:46.455645500</dc:date>
    <meta:editing-duration>PT3M33S</meta:editing-duration>
    <meta:editing-cycles>1</meta:editing-cycles>
    <meta:document-statistic meta:object-count="38"/>
    <meta:generator>LibreOffice/4.2.8.2$Linux_X86_64 LibreOffice_project/420m0$Build-2</meta:generator>
  </office:meta>
</office:document-meta>
</file>